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5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0" style:parent-style-name="Normal" style:family="paragraph">
      <style:paragraph-properties fo:text-align="justify" style:writing-mode="rl-tb" fo:margin-top="0.0833in" fo:margin-bottom="0in" fo:line-height="100%"/>
    </style:style>
    <style:style style:name="T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0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9" style:parent-style-name="Normal" style:family="paragraph">
      <style:paragraph-properties fo:text-align="justify" style:writing-mode="rl-tb" fo:margin-top="0.0833in" fo:margin-bottom="0in" fo:line-height="100%"/>
    </style:style>
    <style:style style:name="T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Zephaniah 1</text:span>‬‬</text:p>
      <text:p text:style-name="P3"><text:span text:style-name="T4">1</text:span><text:span text:style-name="T5"> דְּבַר־יְהוָ֣ה ׀ אֲשֶׁ֣ר הָיָ֗ה אֶל־צְפַנְיָה֙ בֶּן־כּוּשִׁ֣י בֶן־גְּדַלְיָ֔ה בֶּן־אֲמַרְיָ֖ה בֶּן־חִזְקִיָּ֑ה בִּימֵ֛י יֹאשִׁיָּ֥הוּ בֶן־אָמ֖וֹן מֶ֥לֶךְ יְהוּדָֽה׃<text:s/></text:span><text:span text:style-name="T6">2</text:span><text:span text:style-name="T7"> אָסֹ֨ף אָסֵ֜ף כֹּ֗ל מֵעַ֛ל פְּנֵ֥י הָאֲדָמָ֖ה נְאֻם־יְהוָֽה׃<text:s/></text:span><text:span text:style-name="T8">‬</text:span>‬<text:span text:style-name="T9">3</text:span><text:span text:style-name="T10"> אָסֵ֨ף אָדָ֜ם וּבְהֵמָ֗ה אָסֵ֤ף עוֹף־הַשָּׁמַ֙יִם֙ וּדְגֵ֣י הַיָּ֔ם וְהַמַּכְשֵׁל֖וֹת אֶת־הָרְשָׁעִ֑ים וְהִכְרַתִּ֣י אֶת־הָאָדָ֗ם מֵעַ֛ל פְּנֵ֥י הָאֲדָמָ֖ה נְאֻם־יְהוָֽה׃<text:s/></text:span><text:span text:style-name="T11">‬</text:span>‬<text:span text:style-name="T12">4</text:span><text:span text:style-name="T13"> וְנָטִ֤יתִי יָדִי֙ עַל־יְהוּדָ֔ה וְעַ֖ל כָּל־יוֹשְׁבֵ֣י יְרוּשָׁלָ֑͏ִם וְהִכְרַתִּ֞י מִן־הַמָּק֤וֹם הַזֶּה֙ אֶת־שְׁאָ֣ר הַבַּ֔עַל אֶת־שֵׁ֥ם הַכְּמָרִ֖ים עִם־הַכֹּהֲנִֽים׃<text:s/></text:span><text:span text:style-name="T14">‬</text:span>‬<text:span text:style-name="T15">5</text:span><text:span text:style-name="T16"> וְאֶת־הַמִּשְׁתַּחֲוִ֥ים עַל־הַגַּגּ֖וֹת לִצְבָ֣א הַשָּׁמָ֑יִם וְאֶת־הַמִּֽשְׁתַּחֲוִים֙ הַנִּשְׁבָּעִ֣ים לַֽיהוָ֔ה וְהַנִּשְׁבָּעִ֖ים בְּמַלְכָּֽם׃<text:s/></text:span><text:span text:style-name="T17">‬</text:span>‬<text:span text:style-name="T18">6</text:span><text:span text:style-name="T19"> וְאֶת־הַנְּסוֹגִ֖ים מֵאַחֲרֵ֣י יְהוָ֑ה וַאֲשֶׁ֛ר לֹֽא־בִקְשׁ֥וּ אֶת־יְהוָ֖ה וְלֹ֥א דְרָשֻֽׁהוּ׃<text:s/></text:span><text:span text:style-name="T20">‬</text:span>‬<text:span text:style-name="T21">7</text:span><text:span text:style-name="T22"> הַ֕ס מִפְּנֵ֖י אֲדֹנָ֣י יְהוִ֑ה כִּ֤י קָרוֹב֙ י֣וֹם יְהוָ֔ה כִּֽי־הֵכִ֧ין יְהוָ֛ה זֶ֖בַח הִקְדִּ֥ישׁ קְרֻאָֽיו׃<text:s/></text:span><text:span text:style-name="T23">‬</text:span>‬<text:span text:style-name="T24">8</text:span><text:span text:style-name="T25"> וְהָיָ֗ה בְּיוֹם֙ זֶ֣בַח יְהוָ֔ה וּפָקַדְתִּ֥י עַל־הַשָּׂרִ֖ים וְעַל־בְּנֵ֣י הַמֶּ֑לֶךְ וְעַ֥ל כָּל־הַלֹּבְשִׁ֖ים מַלְבּ֥וּשׁ נָכְרִֽי׃<text:s/></text:span><text:span text:style-name="T26">‬</text:span>‬<text:span text:style-name="T27">9</text:span><text:span text:style-name="T28"> וּפָקַדְתִּ֗י עַ֧ל כָּל־הַדּוֹלֵ֛ג עַל־הַמִּפְתָּ֖ן בַּיּ֣וֹם הַה֑וּא הַֽמְמַלְאִ֛ים בֵּ֥ית אֲדֹנֵיהֶ֖ם חָמָ֥ס וּמִרְמָֽה׃</text:span><text:span text:style-name="T29"><text:s/>ס<text:s/></text:span><text:span text:style-name="T30">‬</text:span>‬<text:span text:style-name="T31">10</text:span><text:span text:style-name="T32"> וְהָיָה֩ בַיּ֨וֹם הַה֜וּא נְאֻם־יְהוָ֗ה ק֤וֹל צְעָקָה֙ מִשַּׁ֣עַר הַדָּגִ֔ים וִֽילָלָ֖ה מִן־הַמִּשְׁנֶ֑ה וְשֶׁ֥בֶר גָּד֖וֹל מֵהַגְּבָעֽוֹת׃<text:s/></text:span><text:span text:style-name="T33">‬</text:span>‬<text:span text:style-name="T34">11</text:span><text:span text:style-name="T35"> הֵילִ֖ילוּ יֹשְׁבֵ֣י הַמַּכְתֵּ֑שׁ כִּ֤י נִדְמָה֙ כָּל־עַ֣ם כְּנַ֔עַן נִכְרְת֖וּ כָּל־נְטִ֥ילֵי כָֽסֶף׃<text:s/></text:span><text:span text:style-name="T36">‬</text:span>‬<text:span text:style-name="T37">12</text:span><text:span text:style-name="T38"> וְהָיָה֙ בָּעֵ֣ת הַהִ֔יא אֲחַפֵּ֥שׂ אֶת־יְרוּשָׁלַ֖͏ִם בַּנֵּר֑וֹת וּפָקַדְתִּ֣י עַל־הָאֲנָשִׁ֗ים הַקֹּֽפְאִים֙ עַל־שִׁמְרֵיהֶ֔ם הָאֹֽמְרִים֙ בִּלְבָבָ֔ם לֹֽא־יֵיטִ֥יב יְהוָ֖ה וְלֹ֥א יָרֵֽעַ׃<text:s/></text:span><text:span text:style-name="T39">‬</text:span>‬<text:span text:style-name="T40">13</text:span><text:span text:style-name="T41"> וְהָיָ֤ה חֵילָם֙ לִמְשִׁסָּ֔ה וּבָתֵּיהֶ֖ם לִשְׁמָמָ֑ה וּבָנ֤וּ בָתִּים֙ וְלֹ֣א יֵשֵׁ֔בוּ וְנָטְע֣וּ כְרָמִ֔ים וְלֹ֥א יִשְׁתּ֖וּ אֶת־יֵינָֽם׃<text:s/></text:span><text:span text:style-name="T42">‬</text:span>‬<text:span text:style-name="T43">14</text:span><text:span text:style-name="T44"> קָר֤וֹב יוֹם־יְהוָה֙ הַגָּד֔וֹל קָר֖וֹב וּמַהֵ֣ר מְאֹ֑ד ק֚וֹל י֣וֹם יְהוָ֔ה מַ֥ר צֹרֵ֖חַ שָׁ֥ם גִּבּֽוֹר׃<text:s/></text:span><text:span text:style-name="T45">‬</text:span>‬<text:span text:style-name="T46">15</text:span><text:span text:style-name="T47"> י֥וֹם עֶבְרָ֖ה הַיּ֣וֹם הַה֑וּא י֧וֹם צָרָ֣ה וּמְצוּקָ֗ה י֤וֹם שֹׁאָה֙ וּמְשׁוֹאָ֔ה י֥וֹם חֹ֙שֶׁךְ֙ וַאֲפֵלָ֔ה י֥וֹם עָנָ֖ן וַעֲרָפֶֽל׃<text:s/></text:span><text:span text:style-name="T48">‬</text:span>‬<text:span text:style-name="T49">16</text:span><text:span text:style-name="T50"> י֥וֹם שׁוֹפָ֖ר וּתְרוּעָ֑ה עַ֚ל הֶעָרִ֣ים הַבְּצֻר֔וֹת וְעַ֖ל הַפִּנּ֥וֹת הַגְּבֹהֽוֹת׃<text:s/></text:span><text:span text:style-name="T51">‬</text:span>‬<text:span text:style-name="T52">17</text:span><text:span text:style-name="T53"> וַהֲצֵרֹ֣תִי לָאָדָ֗ם וְהָֽלְכוּ֙ כַּֽעִוְרִ֔ים כִּ֥י לַֽיהוָ֖ה חָטָ֑אוּ וְשֻׁפַּ֤ךְ דָּמָם֙ כֶּֽעָפָ֔ר וּלְחֻמָ֖ם כַּגְּלָלִֽים׃<text:s/></text:span><text:span text:style-name="T54">‬</text:span>‬<text:span text:style-name="T55">18</text:span><text:span text:style-name="T56"> גַּם־כַּסְפָּ֨ם גַּם־זְהָבָ֜ם לֹֽא־יוּכַ֣ל לְהַצִּילָ֗ם בְּיוֹם֙ עֶבְרַ֣ת יְהוָ֔ה וּבְאֵשׁ֙ קִנְאָת֔וֹ תֵּאָכֵ֖ל כָּל־הָאָ֑רֶץ כִּֽי־כָלָ֤ה אַךְ־נִבְהָלָה֙ יַֽעֲשֶׂ֔ה אֵ֥ת כָּל־יֹשְׁבֵ֖י הָאָֽרֶץ׃</text:span><text:span text:style-name="T57"><text:s/>ס<text:s/></text:span><text:span text:style-name="T58">‬</text:span>‬‬‬‬‬‬‬‬‬‬‬‬‬‬‬‬‬‬</text:p>
      <text:section text:name="Sect1" text:style-name="S1">
        <text:p text:style-name="P59">Zephaniah 2</text:p>
        <text:p text:style-name="P60"><text:span text:style-name="T61">1</text:span><text:span text:style-name="T62"> הִֽתְקוֹשְׁשׁ֖וּ וָק֑וֹשּׁוּ הַגּ֖וֹי לֹ֥א נִכְסָֽף׃<text:s/></text:span><text:span text:style-name="T63">2</text:span><text:span text:style-name="T64"> בְּטֶ֙רֶם֙ לֶ֣דֶת חֹ֔ק כְּמֹ֖ץ עָ֣בַר י֑וֹם בְּטֶ֣רֶם ׀ לֹא־יָב֣וֹא עֲלֵיכֶ֗ם חֲרוֹן֙ אַף־יְהוָ֔ה בְּטֶ֙רֶם֙ לֹא־יָב֣וֹא עֲלֵיכֶ֔ם י֖וֹם אַף־יְהוָֽה׃<text:s/></text:span><text:span text:style-name="T65">‬</text:span>‬<text:span text:style-name="T66">3</text:span><text:span text:style-name="T67"> בַּקְּשׁ֤וּ אֶת־יְהוָה֙ כָּל־עַנְוֵ֣י הָאָ֔רֶץ אֲשֶׁ֥ר מִשְׁפָּט֖וֹ פָּעָ֑לוּ בַּקְּשׁוּ־צֶ֙דֶק֙ בַּקְּשׁ֣וּ עֲנָוָ֔ה אוּלַי֙ תִּסָּ֣תְר֔וּ בְּי֖וֹם אַף־יְהוָֽה׃<text:s/></text:span><text:span text:style-name="T68">‬</text:span>‬<text:span text:style-name="T69">4</text:span><text:span text:style-name="T70"> כִּ֤י עַזָּה֙ עֲזוּבָ֣ה תִֽהְיֶ֔ה וְאַשְׁקְל֖וֹן לִשְׁמָמָ֑ה אַשְׁדּ֗וֹד בַּֽצָּהֳרַ֙יִם֙ יְגָ֣רְשׁ֔וּהָ וְעֶקְר֖וֹן תֵּעָקֵֽר׃</text:span><text:span text:style-name="T71"><text:s/>ס<text:s/></text:span><text:span text:style-name="T72">‬</text:span>‬<text:span text:style-name="T73">5</text:span><text:span text:style-name="T74"> ה֗וֹי יֹֽשְׁבֵ֛י חֶ֥בֶל<text:s/></text:span><text:soft-page-break/><text:span text:style-name="T75">הַיָּ֖ם גּ֣וֹי כְּרֵתִ֑ים דְּבַר־יְהוָ֣ה עֲלֵיכֶ֗ם כְּנַ֙עַן֙ אֶ֣רֶץ פְּלִשְׁתִּ֔ים וְהַאֲבַדְתִּ֖יךְ מֵאֵ֥ין יוֹשֵֽׁב׃<text:s/></text:span><text:span text:style-name="T76">‬</text:span>‬<text:span text:style-name="T77">6</text:span><text:span text:style-name="T78"> וְֽהָיְתָ֞ה חֶ֣בֶל הַיָּ֗ם נְוֺ֛ת כְּרֹ֥ת רֹעִ֖ים וְגִדְר֥וֹת צֹֽאן׃<text:s/></text:span><text:span text:style-name="T79">‬</text:span>‬<text:span text:style-name="T80">7</text:span><text:span text:style-name="T81"> וְהָ֣יָה חֶ֗בֶל לִשְׁאֵרִ֛ית בֵּ֥ית יְהוּדָ֖ה עֲלֵיהֶ֣ם יִרְע֑וּן בְּבָתֵּ֣י אַשְׁקְל֗וֹן בָּעֶ֙רֶב֙ יִרְבָּצ֔וּן כִּ֧י יִפְקְדֵ֛ם יְהוָ֥ה אֱלֹהֵיהֶ֖ם וְשָׁ֥ב *שבותם **שְׁבִיתָֽם׃<text:s/></text:span><text:span text:style-name="T82">‬</text:span>‬<text:span text:style-name="T83">8</text:span><text:span text:style-name="T84"> שָׁמַ֙עְתִּי֙ חֶרְפַּ֣ת מוֹאָ֔ב וְגִדּוּפֵ֖י בְּנֵ֣י עַמּ֑וֹן אֲשֶׁ֤ר חֵֽרְפוּ֙ אֶת־עַמִּ֔י וַיַּגְדִּ֖ילוּ עַל־גְּבוּלָֽם׃<text:s/></text:span><text:span text:style-name="T85">‬</text:span>‬<text:span text:style-name="T86">9</text:span><text:span text:style-name="T87"> לָכֵ֣ן חַי־אָ֡נִי נְאֻם֩ יְהוָ֨ה צְבָא֜וֹת אֱלֹהֵ֣י יִשְׂרָאֵ֗ל כִּֽי־מוֹאָ֞ב כִּסְדֹ֤ם תִּֽהְיֶה֙ וּבְנֵ֤י עַמּוֹן֙ כַּֽעֲמֹרָ֔ה מִמְשַׁ֥ק חָר֛וּל וּמִכְרֵה־מֶ֥לַח וּשְׁמָמָ֖ה עַד־עוֹלָ֑ם שְׁאֵרִ֤ית עַמִּי֙ יְבָזּ֔וּם וְיֶ֥תֶר *גוי **גּוֹיִ֖י יִנְחָלֽוּם׃<text:s/></text:span><text:span text:style-name="T88">‬</text:span>‬<text:span text:style-name="T89">10</text:span><text:span text:style-name="T90"> זֹ֥את לָהֶ֖ם תַּ֣חַת גְּאוֹנָ֑ם כִּ֤י חֵֽרְפוּ֙ וַיַּגְדִּ֔לוּ עַל־עַ֖ם יְהוָ֥ה צְבָאֽוֹת׃<text:s/></text:span><text:span text:style-name="T91">‬</text:span>‬<text:span text:style-name="T92">11</text:span><text:span text:style-name="T93"> נוֹרָ֤א יְהוָה֙ עֲלֵיהֶ֔ם כִּ֣י רָזָ֔ה אֵ֖ת כָּל־אֱלֹהֵ֣י הָאָ֑רֶץ וְיִשְׁתַּֽחֲווּ־לוֹ֙ אִ֣ישׁ מִמְּקוֹמ֔וֹ כֹּ֖ל אִיֵּ֥י הַגּוֹיִֽם׃<text:s/></text:span><text:span text:style-name="T94">‬</text:span>‬<text:span text:style-name="T95">12</text:span><text:span text:style-name="T96"> גַּם־אַתֶּ֣ם כּוּשִׁ֔ים חַֽלְלֵ֥י חַרְבִּ֖י הֵֽמָּה׃<text:s/></text:span><text:span text:style-name="T97">‬</text:span>‬<text:span text:style-name="T98">13</text:span><text:span text:style-name="T99"> וְיֵ֤ט יָדוֹ֙ עַל־צָפ֔וֹן וִֽיאַבֵּ֖ד אֶת־אַשּׁ֑וּר וְיָשֵׂ֤ם אֶת־נִֽינְוֵה֙ לִשְׁמָמָ֔ה צִיָּ֖ה כַּמִּדְבָּֽר׃<text:s/></text:span><text:span text:style-name="T100">‬</text:span>‬<text:span text:style-name="T101">14</text:span><text:span text:style-name="T102"> וְרָבְצ֨וּ בְתוֹכָ֤הּ עֲדָרִים֙ כָּל־חַיְתוֹ־ג֔וֹי גַּם־קָאַת֙ גַּם־קִפֹּ֔ד בְּכַפְתֹּרֶ֖יהָ יָלִ֑ינוּ ק֠וֹל יְשׁוֹרֵ֤ר בַּֽחַלּוֹן֙ חֹ֣רֶב בַּסַּ֔ף כִּ֥י אַרְזָ֖ה עֵרָֽה׃<text:s/></text:span><text:span text:style-name="T103">‬</text:span>‬<text:span text:style-name="T104">15</text:span><text:span text:style-name="T105"> זֹ֞֠את הָעִ֤יר הָעַלִּיזָה֙ הַיּוֹשֶׁ֣בֶת לָבֶ֔טַח הָאֹֽמְרָה֙ בִּלְבָבָ֔הּ אֲנִ֖י וְאַפְסִ֣י ע֑וֹד אֵ֣יךְ ׀ הָיְתָ֣ה לְשַׁמָּ֗ה מַרְבֵּץ֙ לַֽחַיָּ֔ה כֹּ֚ל עוֹבֵ֣ר עָלֶ֔יהָ יִשְׁרֹ֖ק יָנִ֥יעַ יָדֽוֹ׃</text:span><text:span text:style-name="T106"><text:s/>ס<text:s/></text:span><text:span text:style-name="T107">‬</text:span>‬‬‬‬‬‬‬‬‬‬‬‬‬‬‬</text:p>
      </text:section>
      <text:section text:name="Sect2" text:style-name="S2">
        <text:p text:style-name="P108">Zephaniah 3</text:p>
        <text:p text:style-name="P109"><text:span text:style-name="T110">1</text:span><text:span text:style-name="T111"> ה֥וֹי מֹרְאָ֖ה וְנִגְאָלָ֑ה הָעִ֖יר הַיּוֹנָֽה׃<text:s/></text:span><text:span text:style-name="T112">2</text:span><text:span text:style-name="T113"> לֹ֤א שָֽׁמְעָה֙ בְּק֔וֹל לֹ֥א לָקְחָ֖ה מוּסָ֑ר בַּֽיהוָה֙ לֹ֣א בָטָ֔חָה אֶל־אֱלֹהֶ֖יהָ לֹ֥א קָרֵֽבָה׃<text:s/></text:span><text:span text:style-name="T114">‬</text:span>‬<text:span text:style-name="T115">3</text:span><text:span text:style-name="T116"> שָׂרֶ֣יהָ בְקִרְבָּ֔הּ אֲרָי֖וֹת שֹֽׁאֲגִ֑ים שֹׁפְטֶ֙יהָ֙ זְאֵ֣בֵי עֶ֔רֶב לֹ֥א גָרְמ֖וּ לַבֹּֽקֶר׃<text:s/></text:span><text:span text:style-name="T117">‬</text:span>‬<text:span text:style-name="T118">4</text:span><text:span text:style-name="T119"> נְבִיאֶ֙יהָ֙ פֹּֽחֲזִ֔ים אַנְשֵׁ֖י בֹּֽגְד֑וֹת כֹּהֲנֶ֙יהָ֙ חִלְּלוּ־קֹ֔דֶשׁ חָמְס֖וּ תּוֹרָֽה׃<text:s/></text:span><text:span text:style-name="T120">‬</text:span>‬<text:span text:style-name="T121">5</text:span><text:span text:style-name="T122"> יְהוָ֤ה צַדִּיק֙ בְּקִרְבָּ֔הּ לֹ֥א יַעֲשֶׂ֖ה עַוְלָ֑ה בַּבֹּ֨קֶר בַּבֹּ֜קֶר מִשְׁפָּט֨וֹ יִתֵּ֤ן לָאוֹר֙ לֹ֣א נֶעְדָּ֔ר וְלֹֽא־יוֹדֵ֥עַ עַוָּ֖ל בֹּֽשֶׁת׃<text:s/></text:span><text:span text:style-name="T123">‬</text:span>‬<text:span text:style-name="T124">6</text:span><text:span text:style-name="T125"> הִכְרַ֣תִּי גוֹיִ֗ם נָשַׁ֙מּוּ֙ פִּנּוֹתָ֔ם הֶחֱרַ֥בְתִּי חֽוּצוֹתָ֖ם מִבְּלִ֣י עוֹבֵ֑ר נִצְדּ֧וּ עָרֵיהֶ֛ם מִבְּלִי־אִ֖ישׁ מֵאֵ֥ין יוֹשֵֽׁב׃<text:s/></text:span><text:span text:style-name="T126">‬</text:span>‬<text:span text:style-name="T127">7</text:span><text:span text:style-name="T128"> אָמַ֜רְתִּי אַךְ־תִּירְאִ֤י אוֹתִי֙ תִּקְחִ֣י מוּסָ֔ר וְלֹֽא־יִכָּרֵ֣ת מְעוֹנָ֔הּ כֹּ֥ל אֲשֶׁר־פָּקַ֖דְתִּי עָלֶ֑יהָ אָכֵן֙ הִשְׁכִּ֣ימוּ הִשְׁחִ֔יתוּ כֹּ֖ל עֲלִילוֹתָֽם׃<text:s/></text:span><text:span text:style-name="T129">‬</text:span>‬<text:span text:style-name="T130">8</text:span><text:span text:style-name="T131"> 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text:s/></text:span><text:span text:style-name="T132">‬</text:span>‬<text:span text:style-name="T133">9</text:span><text:span text:style-name="T134"> כִּֽי־אָ֛ז אֶהְפֹּ֥ךְ אֶל־עַמִּ֖ים שָׂפָ֣ה בְרוּרָ֑ה לִקְרֹ֤א כֻלָּם֙ בְּשֵׁ֣ם יְהוָ֔ה לְעָבְד֖וֹ שְׁכֶ֥ם אֶחָֽד׃<text:s/></text:span><text:span text:style-name="T135">‬</text:span>‬<text:span text:style-name="T136">10</text:span><text:span text:style-name="T137"> מֵעֵ֖בֶר לְנַֽהֲרֵי־כ֑וּשׁ עֲתָרַי֙ בַּת־פוּצַ֔י יוֹבִל֖וּן מִנְחָתִֽי׃<text:s/></text:span><text:span text:style-name="T138">‬</text:span>‬<text:span text:style-name="T139">11</text:span><text:span text:style-name="T140"> בַּיּ֣וֹם הַה֗וּא לֹ֤א תֵב֙וֹשִׁי֙ מִכֹּ֣ל עֲלִילֹתַ֔יִךְ אֲשֶׁ֥ר פָּשַׁ֖עַתְּ בִּ֑י כִּי־אָ֣ז ׀ אָסִ֣יר מִקִּרְבֵּ֗ךְ עַלִּיזֵי֙ גַּאֲוָתֵ֔ךְ וְלֹֽא־תוֹסִ֧פִי לְגָבְהָ֛ה ע֖וֹד בְּהַ֥ר קָדְשִֽׁי׃<text:s/></text:span><text:span text:style-name="T141">‬</text:span>‬<text:span text:style-name="T142">12</text:span><text:span text:style-name="T143"> וְהִשְׁאַרְתִּ֣י בְקִרְבֵּ֔ךְ עַ֥ם עָנִ֖י וָדָ֑ל וְחָס֖וּ בְּשֵׁ֥ם יְהוָֽה׃<text:s/></text:span><text:span text:style-name="T144">‬</text:span>‬<text:span text:style-name="T145">13</text:span><text:span text:style-name="T146"> שְׁאֵרִ֨ית יִשְׂרָאֵ֜ל לֹֽא־יַעֲשׂ֤וּ עַוְלָה֙ וְלֹא־יְדַבְּר֣וּ כָזָ֔ב וְלֹֽא־יִמָּצֵ֥א בְּפִיהֶ֖ם לְשׁ֣וֹן תַּרְמִ֑ית כִּֽי־הֵ֛מָּה יִרְע֥וּ וְרָבְצ֖וּ וְאֵ֥ין מַחֲרִֽיד׃</text:span><text:span text:style-name="T147"><text:s/>ס<text:s/></text:span><text:span text:style-name="T148">‬</text:span>‬<text:span text:style-name="T149">14</text:span><text:span text:style-name="T150"> רָנִּי֙ בַּת־צִיּ֔וֹן הָרִ֖יעוּ יִשְׂרָאֵ֑ל שִׂמְחִ֤י וְעָלְזִי֙ בְּכָל־לֵ֔ב בַּ֖ת יְרוּשָׁלָֽ͏ִם׃<text:s/></text:span><text:span text:style-name="T151">‬</text:span>‬<text:span text:style-name="T152">15</text:span><text:span text:style-name="T153"> הֵסִ֤יר יְהוָה֙ מִשְׁפָּטַ֔יִךְ פִּנָּ֖ה אֹֽיְבֵ֑ךְ מֶ֣לֶךְ יִשְׂרָאֵ֤ל ׀ יְהוָה֙ בְּקִרְבֵּ֔ךְ לֹא־תִֽירְאִ֥י רָ֖ע עֽוֹד׃<text:s/></text:span><text:span text:style-name="T154">‬</text:span>‬<text:span text:style-name="T155">16</text:span><text:span text:style-name="T156"> בַּיּ֣וֹם הַה֔וּא יֵאָמֵ֥ר<text:s/></text:span><text:soft-page-break/><text:span text:style-name="T157">לִירֽוּשָׁלַ֖͏ִם אַל־תִּירָ֑אִי צִיּ֖וֹן אַל־יִרְפּ֥וּ יָדָֽיִךְ׃<text:s/></text:span><text:span text:style-name="T158">‬</text:span>‬<text:span text:style-name="T159">17</text:span><text:span text:style-name="T160"> יְהוָ֧ה אֱלֹהַ֛יִךְ בְּקִרְבֵּ֖ך גִּבּ֣וֹר יוֹשִׁ֑יעַ יָשִׂ֨ישׂ עָלַ֜יִךְ בְּשִׂמְחָ֗ה יַחֲרִישׁ֙ בְּאַ֣הֲבָת֔וֹ יָגִ֥יל עָלַ֖יִךְ בְּרִנָּֽה׃<text:s/></text:span><text:span text:style-name="T161">‬</text:span>‬<text:span text:style-name="T162">18</text:span><text:span text:style-name="T163"> נוּגֵ֧י מִמּוֹעֵ֛ד אָסַ֖פְתִּי מִמֵּ֣ךְ הָי֑וּ מַשְׂאֵ֥ת עָלֶ֖יהָ חֶרְפָּֽה׃<text:s/></text:span><text:span text:style-name="T164">‬</text:span>‬<text:span text:style-name="T165">19</text:span><text:span text:style-name="T166"> הִנְנִ֥י עֹשֶׂ֛ה אֶת־כָּל־מְעַנַּ֖יִךְ בָּעֵ֣ת הַהִ֑יא וְהוֹשַׁעְתִּ֣י אֶת־הַצֹּלֵעָ֗ה וְהַנִּדָּחָה֙ אֲקַבֵּ֔ץ וְשַׂמְתִּים֙ לִתְהִלָּ֣ה וּלְשֵׁ֔ם בְּכָל־הָאָ֖רֶץ בָּשְׁתָּֽם׃<text:s/></text:span><text:span text:style-name="T167">‬</text:span>‬<text:span text:style-name="T168">20</text:span><text:span text:style-name="T169"> בָּעֵ֤ת הַהִיא֙ אָבִ֣יא אֶתְכֶ֔ם וּבָעֶ֖ת קַבְּצִ֣י אֶתְכֶ֑ם כִּֽי־אֶתֵּ֨ן אֶתְכֶ֜ם לְשֵׁ֣ם וְלִתְהִלָּ֗ה בְּכֹל֙ עַמֵּ֣י הָאָ֔רֶץ בְּשׁוּבִ֧י אֶת־שְׁבוּתֵיכֶ֛ם לְעֵינֵיכֶ֖ם אָמַ֥ר יְהוָֽה׃<text:s/></text:span><text:span text:style-name="T170">‬</text:span>‬‬‬‬‬‬‬‬‬‬‬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Zephaniah</dc:title>
    <dc:description/>
    <dc:subject/>
    <dc:creator>Adrian Hills</dc:creator>
    <meta:creation-date>2025-03-24T15:00:00Z</meta:creation-date>
    <dc:date>2025-03-24T15:00:00Z</dc:date>
    <meta:template xlink:href="Normal.dotm" xlink:type="simple"/>
    <meta:editing-cycles>2</meta:editing-cycles>
    <meta:editing-duration>PT0S</meta:editing-duration>
    <meta:document-statistic meta:page-count="3" meta:paragraph-count="14" meta:word-count="1097" meta:character-count="7336" meta:row-count="52" meta:non-whitespace-character-count="6253"/>
  </office:meta>
</office:document-meta>
</file>